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P2" style:family="paragraph" style:parent-style-name="Standard">
      <style:text-properties fo:color="#ffffff" style:font-name="Courier New" fo:font-size="10pt" style:font-size-asian="10pt" style:font-size-complex="10pt"/>
    </style:style>
    <style:style style:name="P3" style:family="paragraph" style:parent-style-name="Standard">
      <style:text-properties fo:color="#ffffff"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Text_20_body">
      <style:paragraph-properties fo:margin-top="0cm" fo:margin-bottom="0cm" fo:text-align="justify" style:justify-single-word="false"/>
      <style:text-properties style:font-name="Courier New" fo:font-size="10pt" style:font-size-asian="10pt" style:font-size-complex="10pt"/>
    </style:style>
    <style:style style:name="P6" style:family="paragraph" style:parent-style-name="Text_20_body">
      <style:paragraph-properties fo:margin-top="0cm" fo:margin-bottom="0cm" fo:text-align="justify" style:justify-single-word="false"/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P7" style:family="paragraph" style:parent-style-name="Text_20_body">
      <style:paragraph-properties fo:margin-top="0cm" fo:margin-bottom="0cm"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justify" style:justify-single-word="false"/>
      <style:text-properties fo:color="#000000" style:font-name="Courier New" fo:font-size="10pt" fo:font-style="italic" fo:font-weight="bold" style:font-size-asian="10pt" style:font-size-complex="10pt"/>
    </style:style>
    <style:style style:name="P9" style:family="paragraph" style:parent-style-name="Text_20_body">
      <style:paragraph-properties fo:margin-top="0cm" fo:margin-bottom="0cm" fo:text-align="justify" style:justify-single-word="false"/>
      <style:text-properties fo:color="#000000" style:font-name="Courier New" fo:font-size="10pt" fo:font-style="italic" fo:font-weight="normal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fo:text-align="justify" style:justify-single-word="false"/>
      <style:text-properties fo:color="#000000" style:font-name="Courier New1" fo:font-size="10pt" fo:font-style="italic" fo:font-weight="normal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text-align="center" style:justify-single-word="false" style:border-line-width-bottom="0.002cm 0.035cm 0.002cm" fo:padding="0.074cm" fo:border-left="none" fo:border-right="none" fo:border-top="none" fo:border-bottom="0.039cm double #000000" style:join-border="false"/>
      <style:text-properties style:font-name="Courier New" fo:font-size="10pt" style:font-size-asian="10pt" style:font-size-complex="10pt"/>
    </style:style>
    <style:style style:name="P12" style:family="paragraph" style:parent-style-name="Standard">
      <style:paragraph-properties fo:line-height="120%" fo:text-align="start" style:justify-single-word="false" fo:background-color="#ffffff">
        <style:background-image/>
      </style:paragraph-properties>
      <style:text-properties style:font-name="Times New Roman1" fo:font-size="18pt" style:font-size-asian="18pt" style:font-size-complex="18pt"/>
    </style:style>
    <style:style style:name="P13" style:family="paragraph" style:parent-style-name="Text_20_body">
      <style:paragraph-properties fo:line-height="200%"/>
      <style:text-properties fo:color="#000000" style:font-name="Courier New" fo:font-size="10pt" fo:font-weight="bold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line-height="200%"/>
      <style:text-properties fo:color="#000000" style:font-name="Courier New" fo:font-size="10pt" fo:font-style="italic" style:font-size-asian="10pt" style:font-size-complex="10pt"/>
    </style:style>
    <style:style style:name="P15" style:family="paragraph" style:parent-style-name="Text_20_body">
      <style:paragraph-properties fo:line-height="200%">
        <style:tab-stops>
          <style:tab-stop style:position="16.801cm"/>
        </style:tab-stops>
      </style:paragraph-properties>
      <style:text-properties fo:color="#000000" style:font-name="Courier New" fo:font-size="10pt" fo:font-style="italic" style:font-size-asian="10pt" style:font-size-complex="10pt"/>
    </style:style>
    <style:style style:name="P16" style:family="paragraph" style:parent-style-name="Text_20_body">
      <style:paragraph-properties fo:line-height="200%">
        <style:tab-stops>
          <style:tab-stop style:position="16.96cm"/>
        </style:tab-stops>
      </style:paragraph-properties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line-height="200%">
        <style:tab-stops>
          <style:tab-stop style:position="15.584cm"/>
          <style:tab-stop style:position="16.801cm"/>
        </style:tab-stops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 style:master-page-name="">
      <style:paragraph-properties fo:margin-left="0cm" fo:margin-right="-0.132cm" fo:margin-top="0cm" fo:margin-bottom="0.212cm" fo:line-height="200%" fo:text-indent="0cm" style:auto-text-indent="false" style:page-number="auto">
        <style:tab-stops>
          <style:tab-stop style:position="16.88cm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line-height="200%">
        <style:tab-stops>
          <style:tab-stop style:position="16.801cm"/>
        </style:tab-stops>
      </style:paragraph-properties>
      <style:text-properties fo:color="#000000" style:font-name="Courier New" fo:font-size="10pt" fo:font-style="italic" style:font-size-asian="10pt" style:font-size-complex="10pt"/>
    </style:style>
    <style:style style:name="T1" style:family="text">
      <style:text-properties fo:color="#ffffff" style:font-name="Arial" fo:font-size="8pt" fo:language="es" fo:country="ES" fo:font-weight="bold" fo:background-color="transparent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Courier New1" fo:font-size="10pt" fo:font-style="italic"/>
    </style:style>
    <style:style style:name="T5" style:family="text">
      <style:text-properties fo:color="#000000" style:font-name="Courier New1" fo:font-size="10pt" fo:font-style="italic" style:font-size-asian="10pt" style:font-size-complex="10pt"/>
    </style:style>
    <style:style style:name="T6" style:family="text">
      <style:text-properties fo:color="#000000" fo:font-style="italic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style:font-name="Courier New" fo:font-size="10pt" fo:font-style="italic" style:font-size-asian="10pt" style:font-size-complex="10pt"/>
    </style:style>
    <style:style style:name="T9" style:family="text">
      <style:text-properties fo:color="#000000" style:font-name="Courier New" fo:font-size="10pt" fo:language="es" fo:country="ES" fo:font-style="italic" style:font-size-asian="10pt" style:font-size-complex="10pt"/>
    </style:style>
    <style:style style:name="T10" style:family="text">
      <style:text-properties fo:color="#000000" style:font-name="Courier New" fo:language="es" fo:country="ES" fo:font-style="italic"/>
    </style:style>
    <style:style style:name="T11" style:family="text">
      <style:text-properties fo:color="#000000" style:font-name="Courier New" fo:language="es" fo:country="ES" fo:font-style="italic" style:text-underline-style="solid" style:text-underline-width="auto" style:text-underline-color="font-color" fo:font-weight="bold" fo:background-color="#ffffff" style:font-weight-asian="bold" style:font-weight-complex="bold"/>
    </style:style>
    <style:style style:name="T12" style:family="text">
      <style:text-properties fo:color="#000000" style:font-name="Courier New" fo:language="es" fo:country="ES" fo:font-style="italic" fo:font-weight="bold" fo:background-color="#ffffff" style:font-weight-asian="bold" style:font-weight-complex="bold"/>
    </style:style>
    <style:style style:name="T13" style:family="text">
      <style:text-properties fo:color="#000000" style:font-name="Courier New" fo:language="es" fo:country="ES" fo:font-style="italic" fo:background-color="#ffffff"/>
    </style:style>
    <style:style style:name="T14" style:family="text">
      <style:text-properties fo:color="#000000" style:font-name="Courier New" fo:font-style="italic"/>
    </style:style>
    <style:style style:name="T15" style:family="text">
      <style:text-properties fo:color="#000000" style:font-name="Courier New" fo:font-style="italic" fo:background-color="#ffffff"/>
    </style:style>
    <style:style style:name="T16" style:family="text">
      <style:text-properties fo:color="#000000" fo:language="es" fo:country="ES"/>
    </style:style>
    <style:style style:name="T17" style:family="text">
      <style:text-properties fo:color="#000000" fo:language="es" fo:country="ES" fo:font-style="italic"/>
    </style:style>
    <style:style style:name="T18" style:family="text">
      <style:text-properties fo:color="#000000" fo:language="es" fo:country="ES" fo:font-style="italic" fo:background-color="#ffffff"/>
    </style:style>
    <style:style style:name="T19" style:family="text">
      <style:text-properties fo:color="#000000" fo:font-size="10pt" fo:language="es" fo:country="ES" fo:font-style="italic" fo:font-weight="bold" style:font-size-asian="10pt" style:font-weight-asian="bold" style:font-size-complex="10pt" style:font-weight-complex="bold"/>
    </style:style>
    <style:style style:name="T20" style:family="text">
      <style:text-properties fo:color="#000000" fo:font-size="10pt" fo:language="es" fo:country="ES" fo:font-style="italic" style:font-size-asian="10pt" style:font-size-complex="10pt"/>
    </style:style>
    <style:style style:name="T21" style:family="text">
      <style:text-properties fo:color="#000000" style:text-line-through-style="solid" style:text-line-through-type="double" fo:language="es" fo:country="ES" fo:font-style="italic" style:font-name-asian="Courier New" style:language-asian="es" style:country-asian="ES" style:font-style-asian="italic" style:font-name-complex="Times New Roman" style:language-complex="ar" style:country-complex="SA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use-window-font-color="true" style:text-line-through-style="solid" style:text-line-through-type="double" style:font-name="Tahoma" fo:font-size="8pt" fo:language="es" fo:country="E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style:use-window-font-color="true" style:text-line-through-style="solid" style:text-line-through-type="double" style:font-name="Tahoma" fo:font-size="8pt" fo:language="es" fo:country="ES" fo:font-style="normal" style:text-underline-style="none" fo:background-color="transparent" style:font-size-asian="8pt" style:font-style-asian="normal" style:font-size-complex="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Fuente_20_de_20_párrafo_20_predeter."><text:span text:style-name="T1">{var.DOCUMENTO_KARDEX}</text:span></text:span></text:p>
      <text:p text:style-name="P4">PARTE NOTARIAL</text:p>
      <text:p text:style-name="P1"/>
      <text:p text:style-name="P6">SEÑOR JEFE DE LOS REGISTROS PÚBLICOS </text:p>
      <text:p text:style-name="P5"><text:span text:style-name="T7">DOY PARTE A UD. DE LA:</text:span> {var.CONTRATO}</text:p>
      <text:p text:style-name="P8"><text:tab/></text:p>
      <text:p text:style-name="P9"><text:tab/>ACTA<text:tab/><text:tab/><text:tab/>:{var.NUMERO_ESCRITURA}</text:p>
      <text:p text:style-name="P9"><text:tab/>REGISTRO DE <text:tab/>:{var.TIPO_KARDEX}</text:p>
      <text:p text:style-name="P9"><text:tab/>REGISTRO Nº<text:tab/><text:tab/>:{var.NUMERO_INSTRUMENTO}</text:p>
      <text:p text:style-name="P7"><text:span text:style-name="T8"><text:tab/></text:span><text:span text:style-name="T4">FOJAS</text:span><text:span text:style-name="T6"> </text:span><text:span text:style-name="T8"><text:tab/><text:tab/><text:tab/>:{var.FOLIO_INICIAL}/{var.FOLIO_FINAL}<text:tab/><text:tab/><text:tab/><text:tab/> <text:tab/>TOMO({var.REGISTRO})</text:span></text:p>
      <text:p text:style-name="P7"><text:span text:style-name="T8"><text:tab/></text:span><text:span text:style-name="T5">FECHA<text:tab/><text:tab/><text:tab/>:{var.FECHA_INGRESO}</text:span></text:p>
      <text:p text:style-name="P10"><text:tab/>KARDEX <text:tab/><text:tab/>:{var.KARDEX}</text:p>
      <text:p text:style-name="P7"><text:span text:style-name="T5"><text:tab/>AÑO <text:tab/><text:tab/><text:tab/>:{var.ANIO_KARDEX}</text:span><text:span text:style-name="T8"> <text:line-break/></text:span></text:p>
      <text:p text:style-name="P11"><text:span text:style-name="T2"><text:tab/><text:tab/>{var.NOTARIO}</text:span><text:tab/><text:tab/><text:tab/><text:tab/></text:p>
      <text:p text:style-name="P2">#KARDEX#</text:p>
      <text:p text:style-name="P13">{var.LETRA_FECHA_CONCLUSION}.</text:p>
      <text:p text:style-name="P14">SIGUEN FIRMAS E IMPRESIÓN DE LA HUELLA DACTILAR DEL ÍNDICE DERECHO DE LOS OTORGANTES: </text:p>
      <text:p text:style-name="P15">{var.R_CONTRATANTE_FIRMO_1}{var.R_LETRA_FECHA_FIRMA_1},{var.R_CONTRATANTE_FIRMO_2}{var.R_LETRA_FECHA_FIRMA_2},{var.R_CONTRATANTE_FIRMO_3}{var.R_LETRA_FECHA_FIRMA_3},{var.R_CONTRATANTE_FIRMO_4}{var.R_LETRA_FECHA_FIRMA_4} <text:span text:style-name="T23"><text:tab/></text:span></text:p>
      <text:p text:style-name="P15">FIRMA Y SELLOS {var.NOTARIO}.- ABOGADA NOTARIA, AUTORIZÓ EN: {var.LETRA_FECHA_CONCLUSION}. <text:span text:style-name="T23"><text:tab/></text:span></text:p>
      <text:p text:style-name="P18"><text:span text:style-name="T17">EXCEPCIONALMENTE SE OTORGA ESTE TRASLADO NOTARIAL A</text:span><text:span text:style-name="T18"> {var.PRESENTANTE}</text:span><text:span text:style-name="T20">,</text:span><text:span text:style-name="T17"> IDENTIFICADA CON DNI Nº </text:span><text:span text:style-name="T18">{var.PRESENTANTE_NUMERO_DOCUMENTO}</text:span><text:span text:style-name="T17">, QUIEN BAJO RESPONSABILIDAD, SE ENCARGARÁ DE PRESENTAR Y TRAMITAR, EN EL REGISTRO DE </text:span><text:span text:style-name="T19">[ onshow.dessecc ]</text:span><text:span text:style-name="T18"> </text:span><text:span text:style-name="T17">DE LA OFICINA DE REGISTROS PÚBLICOS, ESTE TRASLADO CORRESPONDE A LA MATRIZ QUE TENGO A MI CARGO.</text:span><text:span text:style-name="T24"><text:tab/></text:span></text:p>
      <text:p text:style-name="P16"><text:span text:style-name="T16">CONCUERDA</text:span><text:span text:style-name="T3"> </text:span><text:bookmark-start text:name="__DdeLink__2115_427992759"/><text:span text:style-name="T21"><text:tab/></text:span><text:bookmark-end text:name="__DdeLink__2115_427992759"/></text:p>
      <text:p text:style-name="P17"><text:span text:style-name="T10">ESTA TRANSCRIPCIÓN CON LA ESCRITURA ORIGINAL DE SU REFERENCIA A LA QUE ME REMITO EN CASO NECESARIO. INSTRUMENTO PUBLICO QUE QUEDA SUSCRITO POR LOS COMPARECIENTES Y AUTORIZADO POR LA NOTARIA, LA MISMA QUE SE IMPRIME EN EL PAPEL DE TRASLADOS NOTARIALES SERIE </text:span><text:span text:style-name="T13">T Nº {onshow.PAPEL_TRASLADO_INICIAL} - {onshow.PAPEL_TRASLADO_FINAL}. </text:span><text:span text:style-name="T10">A SOLICITUD DE PARTE INTERESADA EXPIDO ESTE </text:span><text:span text:style-name="T11">PRIMER</text:span><text:span text:style-name="T12"> PARTE</text:span><text:span text:style-name="T13">, </text:span><text:span text:style-name="T10">EN </text:span><text:span text:style-name="T13">DOS</text:span><text:span text:style-name="T15"> </text:span><text:span text:style-name="T13">FOJAS</text:span><text:span text:style-name="T10"> UTILES LAS</text:span><text:span text:style-name="T14"> </text:span><text:span text:style-name="T10">QUE FIRMO Y SELLO EN LA CIUDAD DEL CUSCO, A </text:span><text:bookmark-start text:name="__DdeLink__2204_1484168209"/><text:span text:style-name="T9">{var.LETRA_FECHA_CONCLUSION}</text:span><text:bookmark-end text:name="__DdeLink__2204_1484168209"/><text:span text:style-name="T10">.</text:span><text:span text:style-name="T24"><text:tab/><text:tab/></text:span></text:p>
      <text:p text:style-name="P3"><text:span text:style-name="T22">============================================</text:span>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Tahoma2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21cm" fo:orphans="2" fo:widows="2" fo:hyphenation-ladder-count="no-limit" style:vertical-align="auto"/>
      <style:text-properties fo:language="es" fo:country="DO" style:letter-kerning="false" style:font-name-asian="Times New Roman" style:language-asian="es" style:country-asian="DO" style:font-name-complex="Times New Roman" style:language-complex="ar" style:country-complex="SA" fo:hyphenate="true" fo:hyphenation-remain-char-count="0" fo:hyphenation-push-char-count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7H46M39S</meta:editing-duration>
    <meta:editing-cycles>156</meta:editing-cycles>
    <meta:generator>OpenOffice/4.1.1$Win32 OpenOffice.org_project/411m6$Build-9775</meta:generator>
    <dc:date>2016-08-22T10:23:46.23</dc:date>
    <meta:document-statistic meta:table-count="0" meta:image-count="0" meta:object-count="0" meta:page-count="1" meta:paragraph-count="22" meta:word-count="180" meta:character-count="1728"/>
    <meta:user-defined meta:name="Info 1"/>
    <meta:user-defined meta:name="Info 2"/>
    <meta:user-defined meta:name="Info 3"/>
    <meta:user-defined meta:name="Info 4"/>
  </office:meta>
</office:document-meta>
</file>